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Nadpis3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</office:automatic-styles>
  <office:body>
    <office:text text:use-soft-page-breaks="true">
      <text:h text:style-name="P1" text:outline-level="3">1. Základní informace o procesorech</text:h>
      <text:list text:style-name="LFO1" text:continue-numbering="true">
        <text:list-item>
          <text:p text:style-name="P2"><text:span text:style-name="StrongEmphasis">CPU (Central Processing Unit)</text:span><text:s/>– hlavní součást počítače, která čte a vykonává strojové instrukce.</text:p>
        </text:list-item>
        <text:list-item>
          <text:p text:style-name="P3"><text:span text:style-name="StrongEmphasis">Strojový kód</text:span><text:s/>– jazyk, ve kterém procesor provádí operace, odlišný pro různé typy procesorů.</text:p>
        </text:list-item>
        <text:list-item>
          <text:p text:style-name="P4"><text:span text:style-name="StrongEmphasis">Mikroprocesor</text:span><text:s/>– procesor umístěný do jednoho integrovaného obvodu.</text:p>
        </text:list-item>
        <text:list-item>
          <text:p text:style-name="P5"><text:span text:style-name="StrongEmphasis">Tranzistory</text:span><text:s/>– základní stavební prvek procesoru, vyrobený z křemíku.</text:p>
        </text:list-item>
        <text:list-item>
          <text:p text:style-name="P6"><text:span text:style-name="StrongEmphasis">Taktovací frekvence (MHz, GHz)</text:span><text:s/>– označuje rychlost, s jakou procesor vykonává operace, ale není to přímo počet instrukcí za sekundu. Frekvence ovlivňuje čas potřebný na provedení instrukce, ale reálný výkon závisí i na dalších faktorech (architektura, optimalizace instrukcí atd.).</text:p>
        </text:list-item>
      </text:list>
      <text:h text:style-name="Nadpis3" text:outline-level="3">2. Součásti procesoru</text:h>
      <text:list text:style-name="LFO2" text:continue-numbering="true">
        <text:list-item>
          <text:p text:style-name="P7"><text:span text:style-name="StrongEmphasis">Řídicí jednotka</text:span><text:s/>– řídí činnost procesoru, čtení a dekódování instrukcí, načítání operandů.</text:p>
        </text:list-item>
        <text:list-item>
          <text:p text:style-name="P8"><text:span text:style-name="StrongEmphasis">Sada registrů</text:span><text:s/>– slouží k dočasnému ukládání operandů a mezivýsledků.</text:p>
        </text:list-item>
        <text:list-item>
          <text:p text:style-name="P9"><text:span text:style-name="StrongEmphasis">Aritmeticko-logická jednotka (ALU)</text:span><text:s/>– provádí aritmetické a logické operace.</text:p>
        </text:list-item>
        <text:list-item>
          <text:p text:style-name="P10"><text:span text:style-name="StrongEmphasis">Jednotka plovoucí desetinné čárky (FPU)</text:span><text:s/>– používá se pro operace s plovoucí desetinnou čárkou.</text:p>
        </text:list-item>
        <text:list-item>
          <text:p text:style-name="P11"><text:span text:style-name="StrongEmphasis">Cache paměť</text:span><text:s/>– vyrovnává rozdíly mezi rychlostí RAM a CPU, rozdělena na<text:s/><text:span text:style-name="StrongEmphasis">L1</text:span>,<text:s/><text:span text:style-name="StrongEmphasis">L2</text:span><text:s/>a<text:s/><text:span text:style-name="StrongEmphasis">L3</text:span>.</text:p>
        </text:list-item>
        <text:list-item>
          <text:p text:style-name="P12"><text:span text:style-name="StrongEmphasis">Počet jader</text:span><text:s/>– procesory dnes obsahují od 2 do 32 jader.</text:p>
        </text:list-item>
        <text:list-item>
          <text:p text:style-name="P13"><text:span text:style-name="StrongEmphasis">Systém na čipu (SoC)</text:span><text:s/>– obsahuje kromě CPU i další komponenty (např. GPU, zvukové jednotky).</text:p>
        </text:list-item>
      </text:list>
      <text:h text:style-name="Nadpis3" text:outline-level="3">3. Dělení procesorů</text:h>
      <text:list text:style-name="LFO3" text:continue-numbering="true">
        <text:list-item>
          <text:p text:style-name="P14"><text:span text:style-name="StrongEmphasis">Podle délky operandu (bitová architektura)</text:span>: 8bitové, 16bitové, 32bitové, 64bitové<text:s/>procesory.</text:p>
        </text:list-item>
        <text:list-item>
          <text:p text:style-name="P15"><text:span text:style-name="StrongEmphasis">Podle architektury</text:span>:</text:p>
          <text:list text:continue-numbering="true">
            <text:list-item>
              <text:p text:style-name="P16"><text:span text:style-name="StrongEmphasis">RISC (Reduced Instruction Set Computer)</text:span><text:s/>– jednoduché instrukce, rychlé provádění.</text:p>
            </text:list-item>
            <text:list-item>
              <text:p text:style-name="P17"><text:span text:style-name="StrongEmphasis">CISC (Complex Instruction Set Computer)</text:span><text:s/>– složitější instrukce, menší počet operací za sekundu.</text:p>
            </text:list-item>
          </text:list>
        </text:list-item>
        <text:list-item>
          <text:p text:style-name="P18"><text:span text:style-name="StrongEmphasis">Podle počtu jader</text:span>: jednojádrové, dvoujádrové, čtyřjádrové a více.</text:p>
        </text:list-item>
        <text:list-item>
          <text:p text:style-name="P19"><text:span text:style-name="StrongEmphasis">Podle dalších parametrů</text:span>: dělění dle výrobce, patice, FSB, GPU, způsobu balení (boxované procesory s chladičem).</text:p>
        </text:list-item>
      </text:list>
      <text:h text:style-name="Nadpis3" text:outline-level="3">4. Základní parametry procesoru</text:h>
      <text:list text:style-name="LFO4" text:continue-numbering="true">
        <text:list-item>
          <text:p text:style-name="P20"><text:span text:style-name="StrongEmphasis">Frekvence</text:span><text:s/>– udává rychlost vykonání instrukcí.</text:p>
        </text:list-item>
        <text:list-item>
          <text:p text:style-name="P21"><text:span text:style-name="StrongEmphasis">Velikost cache</text:span><text:s/>– ovlivňuje rychlost zpracování dat (L1, L2, L3 cache).</text:p>
        </text:list-item>
        <text:list-item>
          <text:p text:style-name="P22"><text:span text:style-name="StrongEmphasis">FSB/Hyper Transport/QuickPath</text:span><text:s/>– způsoby komunikace CPU se zbytkem systému.</text:p>
        </text:list-item>
        <text:list-item>
          <text:p text:style-name="P23"><text:span text:style-name="StrongEmphasis">Počet jader</text:span><text:s/>– ovlivňuje paralelní výkon.</text:p>
        </text:list-item>
        <text:list-item>
          <text:p text:style-name="P24"><text:span text:style-name="StrongEmphasis">Integrované GPU</text:span><text:s/>– procesory mohou obsahovat integrovaný grafický čip.</text:p>
        </text:list-item>
        <text:list-item>
          <text:p text:style-name="P25"><text:span text:style-name="StrongEmphasis">TDP (Thermal Design Power)</text:span><text:s/>– tepelný výkon udávající maximální množství tepla, které musí být odvedeno chlazením.</text:p>
        </text:list-item>
        <text:list-item>
          <text:p text:style-name="P26"><text:span text:style-name="StrongEmphasis">Podpora multithreadingu</text:span><text:s/>– technologie jako<text:s/><text:span text:style-name="StrongEmphasis">Hyper-Threading</text:span><text:s/>u Intelu nebo<text:s/><text:span text:style-name="StrongEmphasis">SMT</text:span><text:s/>u AMD umožňují jednomu jádru zpracovávat více vláken.</text:p>
        </text:list-item>
      </text:list>
      <text:p text:style-name="HorizontalLine"/>
      <text:h text:style-name="Nadpis3" text:outline-level="3">L4 cache</text:h>
      <text:p text:style-name="Textbody">L4 cache je paměť, která je větší než L1, L2 a L3 cache, ale ve většině moderních procesorů není běžně přítomná. Pokud je, obvykle se nachází mezi procesorem a RAM jako vysokorychlostní vyrovnávací paměť. L4 cache je méně běžná než L1, L2 a L3, které jsou standardem ve většině procesorů.</text:p>
      <text:p text:style-name="HorizontalLine"/>
      <text:h text:style-name="Nadpis3" text:outline-level="3">Rozdíl mezi L1, L2, a L3 cache</text:h>
      <text:list text:style-name="LFO5" text:continue-numbering="true">
        <text:list-item>
          <text:p text:style-name="P27"><text:span text:style-name="StrongEmphasis">L1 cache</text:span>: Nejrychlejší a nejmenší cache, přímo propojena s jádrem procesoru. Používá se k uchovávání nejčastějších dat a instrukcí.</text:p>
        </text:list-item>
        <text:list-item>
          <text:p text:style-name="P28"><text:span text:style-name="StrongEmphasis">L2 cache</text:span>: Větší než L1, ale pomalejší. Obvykle se nachází mezi jádrem procesoru a systémovou pamětí.</text:p>
        </text:list-item>
        <text:list-item>
          <text:p text:style-name="P29"><text:span text:style-name="StrongEmphasis">L3 cache</text:span>: Největší a nejpomalejší z těchto tří, sdílena mezi všemi jádry procesoru. Je určena k uchovávání dat, která nebyla uložena v L1 nebo L2 cache.</text:p>
        </text:list-item>
      </text:list>
      <text:p text:style-name="HorizontalLine"/>
      <text:h text:style-name="Nadpis3" text:outline-level="3">5. Patice procesoru</text:h>
      <text:list text:style-name="LFO6" text:continue-numbering="true">
        <text:list-item>
          <text:p text:style-name="P30"><text:span text:style-name="StrongEmphasis">Typy patic</text:span>:</text:p>
          <text:list text:continue-numbering="true">
            <text:list-item>
              <text:p text:style-name="P31"><text:span text:style-name="StrongEmphasis">PGA (Pin Grid Array)</text:span><text:s/>– piny na procesoru, patice na desce (AMD, Intel notebooky).</text:p>
            </text:list-item>
            <text:list-item>
              <text:p text:style-name="P32"><text:span text:style-name="StrongEmphasis">LGA (Land Grid Array)</text:span><text:s/>– kontakty na procesoru, piny na desce (Intel).</text:p>
            </text:list-item>
            <text:list-item>
              <text:p text:style-name="P33"><text:span text:style-name="StrongEmphasis">Sloty</text:span><text:s/>– používané v 90. letech, nahrazeny sockety.</text:p>
            </text:list-item>
          </text:list>
        </text:list-item>
      </text:list>
      <text:p text:style-name="Textbody">Patice určují kompatibilitu procesoru se základní deskou. Každá generace CPU mívá specifickou patici, např.<text:s/><text:span text:style-name="StrongEmphasis">LGA 1700</text:span><text:s/>(Intel Core 12. a 13. generace) nebo<text:s/><text:span text:style-name="StrongEmphasis">AM5</text:span><text:s/>(AMD Ryzen 7000+).</text:p>
      <text:p text:style-name="HorizontalLine"/>
      <text:h text:style-name="Nadpis3" text:outline-level="3">6. Overclocking (Přetaktování procesoru)</text:h>
      <text:p text:style-name="Textbody"><text:span text:style-name="StrongEmphasis">Co je overclocking?</text:span><text:s/>Zvýšení taktovací frekvence pro vyšší výkon. Přetaktování je možné u odemčených procesorů (např.<text:s/><text:span text:style-name="StrongEmphasis">Intel s označením „K“</text:span><text:s/>nebo<text:s/><text:span text:style-name="StrongEmphasis">AMD s označením „X“</text:span>).<text:line-break/><text:span text:style-name="StrongEmphasis">Rizika</text:span>:</text:p>
      <text:list text:style-name="LFO7" text:continue-numbering="true">
        <text:list-item>
          <text:p text:style-name="P34">Ztráta záruky.</text:p>
        </text:list-item>
        <text:list-item>
          <text:p text:style-name="P35">Přehřátí.</text:p>
        </text:list-item>
        <text:list-item>
          <text:p text:style-name="P36">Snížená životnost komponent.</text:p>
        </text:list-item>
        <text:list-item>
          <text:p text:style-name="P37">Možná nestabilita</text:p>
        </text:list-item>
      </text:list>
      <text:p text:style-name="Textbody"><text:span text:style-name="StrongEmphasis">Klíčové faktory overclockingu</text:span>:</text:p>
      <text:list text:style-name="LFO8" text:continue-numbering="true">
        <text:list-item>
          <text:p text:style-name="P38"><text:span text:style-name="StrongEmphasis">FSB (Front Side Bus)</text:span><text:s/>– frekvence, kterou procesor komunikuje se základní deskou.</text:p>
        </text:list-item>
        <text:list-item>
          <text:p text:style-name="P39"><text:span text:style-name="StrongEmphasis">Násobič</text:span><text:s/>– určuje výslednou frekvenci CPU.</text:p>
        </text:list-item>
        <text:list-item>
          <text:p text:style-name="P40"><text:span text:style-name="StrongEmphasis">Chlazení</text:span><text:s/>– nezbytné pro stabilitu přetaktovaného CPU (vodní chlazení, výkonné větráky).</text:p>
        </text:list-item>
        <text:list-item>
          <text:p text:style-name="P41"><text:span text:style-name="StrongEmphasis">Napětí procesoru (Vcore)</text:span><text:s/>– zvyšování napětí může pomoci se stabilitou při vyšších frekvencích, ale zároveň zvyšuje zahřívání.</text:p>
        </text:list-item>
      </text:list>
      <text:p text:style-name="HorizontalLine"/>
      <text:h text:style-name="Nadpis3" text:outline-level="3">x86 vs ARM</text:h>
      <text:list text:style-name="LFO9" text:continue-numbering="true">
        <text:list-item>
          <text:p text:style-name="P42"><text:span text:style-name="StrongEmphasis">x86</text:span>: architektura procesorů používaná především u desktopových a serverových CPU (Intel, AMD). Založena na CISC architektuře s podporou širokého spektra instrukcí.</text:p>
        </text:list-item>
        <text:list-item>
          <text:p text:style-name="P43"><text:span text:style-name="StrongEmphasis">ARM</text:span>: architektura používaná především u mobilních zařízení a nízkoenergetických procesorů. Založena na RISC architektuře, která se zaměřuje na jednoduché a efektivní instrukce.</text:p>
        </text:list-item>
      </text:list>
      <text:p text:style-name="HorizontalLine"/>
      <text:h text:style-name="Nadpis3" text:outline-level="3">BGA patice</text:h>
      <text:list text:style-name="LFO10" text:continue-numbering="true">
        <text:list-item>
          <text:p text:style-name="P44"><text:span text:style-name="StrongEmphasis">BGA (Ball Grid Array)</text:span><text:s/>je typ patice, kde jsou kontakty umístěny jako kuličky (bály) na spodní straně procesoru. Tento typ patice je obvykle použit u mobilních procesorů a je součástí moderních SoC (System on Chip), kde je procesor integrován na základní desce. BGA patice není určena pro výměnu nebo upgrade procesoru, protože procesor je připojen přímo na desku.</text:p>
        </text:list-item>
      </text:list>
      <text:p text:style-name="HorizontalLine"/>
      <text:h text:style-name="Nadpis3" text:outline-level="3">Konkrétní modely a značení procesorů Intel a AMD</text:h>
      <text:list text:style-name="LFO11" text:continue-numbering="true">
        <text:list-item>
          <text:p text:style-name="P45"><text:span text:style-name="StrongEmphasis">Intel</text:span>:</text:p>
          <text:list text:continue-numbering="true">
            <text:list-item>
              <text:p text:style-name="P46"><text:span text:style-name="StrongEmphasis">Intel Core i3/i5/i7/i9</text:span><text:s/>– různá výkonnostní úroveň procesorů pro běžné uživatele a profesionály.</text:p>
            </text:list-item>
            <text:list-item>
              <text:p text:style-name="P47"><text:span text:style-name="StrongEmphasis">Intel Xeon</text:span><text:s/>– procesory určené pro servery a pracovní stanice.</text:p>
            </text:list-item>
            <text:list-item>
              <text:p text:style-name="P48"><text:span text:style-name="StrongEmphasis">Intel Core X-series</text:span><text:s/>– procesory pro výkonný desktop a nadšence.</text:p>
            </text:list-item>
            <text:list-item>
              <text:p text:style-name="P49"><text:span text:style-name="StrongEmphasis">Generace Intel Core</text:span><text:s/>se značí např.<text:s/><text:span text:style-name="StrongEmphasis">Intel Core i7-11700K</text:span><text:s/>(11. generace).</text:p>
            </text:list-item>
          </text:list>
        </text:list-item>
        <text:list-item>
          <text:p text:style-name="P50"><text:span text:style-name="StrongEmphasis">AMD</text:span>:</text:p>
          <text:list text:continue-numbering="true">
            <text:list-item>
              <text:p text:style-name="P51"><text:span text:style-name="StrongEmphasis">AMD Ryzen</text:span><text:s/>– procesory pro stolní počítače a notebooky, konkurují Intel Core.</text:p>
            </text:list-item>
            <text:list-item>
              <text:p text:style-name="P52"><text:span text:style-name="StrongEmphasis">AMD Threadripper</text:span><text:s/>– procesory pro vysoce výkonné pracovní stanice.</text:p>
            </text:list-item>
            <text:list-item>
              <text:p text:style-name="P53"><text:span text:style-name="StrongEmphasis">AMD EPYC</text:span><text:s/>– procesory pro servery.</text:p>
            </text:list-item>
            <text:list-item>
              <text:p text:style-name="P54"><text:span text:style-name="StrongEmphasis">Generace AMD Ryzen</text:span><text:s/>se značí např.<text:s/><text:span text:style-name="StrongEmphasis">AMD Ryzen 5 5600X</text:span><text:s/>(5000 série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4-07T17:24:00Z</meta:creation-date>
    <dc:date>2025-12-28T22:12:00Z</dc:date>
    <meta:template xlink:href="Normal.dotm" xlink:type="simple"/>
    <meta:editing-cycles>3</meta:editing-cycles>
    <meta:editing-duration>PT600S</meta:editing-duration>
    <meta:document-statistic meta:page-count="1" meta:paragraph-count="77" meta:word-count="756" meta:character-count="5337" meta:row-count="108" meta:non-whitespace-character-count="4658"/>
  </office:meta>
</office:document-meta>
</file>